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Z003" svg:font-family="Z003"/>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Liberation Serif" fo:font-style="normal" style:font-style-asian="normal" style:font-style-complex="normal"/>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color="#ff0000"/>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fo:font-weight="normal" style:font-weight-asian="normal" style:font-weight-complex="normal"/>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
      <style:text-properties fo:font-style="italic" style:font-style-asian="italic" style:font-style-complex="italic"/>
    </style:style>
    <style:style style:name="P15" style:family="paragraph" style:parent-style-name="Text_20_body" style:list-style-name="">
      <style:paragraph-properties fo:text-align="justify" style:justify-single-word="false"/>
      <style:text-properties fo:font-style="italic" style:font-style-asian="italic" style:font-style-complex="italic"/>
    </style:style>
    <style:style style:name="P16" style:family="paragraph" style:parent-style-name="Text_20_body" style:list-style-name="L2"/>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list-style-name="L3">
      <style:paragraph-properties fo:text-align="justify" style:justify-single-word="false"/>
      <style:text-properties fo:font-style="normal" style:font-style-asian="normal" style:font-style-complex="normal"/>
    </style:style>
    <style:style style:name="P19" style:family="paragraph" style:parent-style-name="Text_20_body" style:list-style-name="L3"/>
    <style:style style:name="P20" style:family="paragraph" style:parent-style-name="Heading_20_1">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3">
      <style:paragraph-properties fo:text-align="justify" style:justify-single-word="false"/>
    </style:style>
    <style:style style:name="P23" style:family="paragraph" style:parent-style-name="enum" style:list-style-name="L1">
      <style:paragraph-properties fo:text-align="justify" style:justify-single-word="false"/>
    </style:style>
    <style:style style:name="P24"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font-name="Z003"/>
    </style:style>
    <style:style style:name="T5" style:family="text">
      <style:text-properties style:use-window-font-color="true"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4705 – Analyse et conception d’algorithmes</text:p>
      <text:p text:style-name="Subtitle">TP1 – Automne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P9">Nom, Prénom, matricule</text:p>
            <text:p text:style-name="P9">Nom, Prénom,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par rapport à la correction</text:h>
      <text:list xml:id="list4304649319721396676" text:style-name="L1">
        <text:list-item>
          <text:p text:style-name="P23">Répondez directement dans ce document ODT avec LibreOffice. La correction se fait à même le rapport.</text:p>
        </text:list-item>
        <text:list-item>
          <text:p text:style-name="P23">Avant votre troisième séance de laboratoire, vous devez faire une <text:span text:style-name="T1">remise électronique </text:span><text:span text:style-name="T1">sur Moodle</text:span> en suivant les instructions suivantes :</text:p>
          <text:list>
            <text:list-item>
              <text:p text:style-name="P23">Le dossier remis doit se nommer matricule1_matricule2_tp1 et doit être compressé sous format zip.</text:p>
            </text:list-item>
            <text:list-item>
              <text:p text:style-name="P23">À la racine de ce dernier, on doit retrouver :</text:p>
              <text:list>
                <text:list-item>
                  <text:p text:style-name="P23">Ce rapport sous format ODT.</text:p>
                </text:list-item>
                <text:list-item>
                  <text:p text:style-name="P23">Un script nommé <text:span text:style-name="T1">tp.sh</text:span><text:span text:style-name="T2"> servant à exécuter les différents algorithmes du TP. L’interface du script est décrite à la fin du rapport.</text:span></text:p>
                </text:list-item>
                <text:list-item>
                  <text:p text:style-name="P23"><text:span text:style-name="T2">Un fichier texte nommé </text:span><text:span text:style-name="T1">emails.txt</text:span><text:span text:style-name="T2"> contenant le courriel de chaque membre de l’équipe.</text:span></text:p>
                </text:list-item>
                <text:list-item>
                  <text:p text:style-name="P24">Le code source et les exécutables.</text:p>
                </text:list-item>
              </text:list>
            </text:list-item>
          </text:list>
        </text:list-item>
        <text:list-item>
          <text:p text:style-name="P23"><text:span text:style-name="T2">Vous avez le choix du langage de programmation utilisé mais vous devrez utiliser les mêmes langage, compilateur et ordinateur pour toutes vos implantations. </text:span><text:span text:style-name="T2">Notez que l</text:span><text:span text:style-name="T2">e code et les exécutables soumis </text:span><text:span text:style-name="T2">seront testés sur </text:span><text:span text:style-name="T2">les ordinateurs de la salle L-4714 </text:span><text:span text:style-name="T2">et doivent être compatibles avec cet environnement</text:span><text:span text:style-name="T2">. </text:span><text:span text:style-name="T2">En d’autres mots, tout doit fonctionner correctement lorsque le correcteur exécute </text:span><text:span text:style-name="T2">votre</text:span><text:span text:style-name="T2"> script </text:span><text:span text:style-name="T1">tp.sh</text:span><text:span text:style-name="T2"> sur un des ordinateurs de la salle.</text:span></text:p>
          <text:p text:style-name="P13"/>
        </text:list-item>
      </text:list>
      <text:h text:style-name="Heading_20_1" text:outline-level="1"/>
      <text:h text:style-name="P21" text:outline-level="1">Mise en situation</text:h>
      <text:p text:style-name="P3">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3"/>
      <text:h text:style-name="P20" text:outline-level="1">Implantation</text:h>
      <text:p text:style-name="P3">Vous implanterez les algorithmes de multiplication de matrices <text:span text:style-name="T1">conventionnel</text:span> et <text:span text:style-name="T1">diviser-pour-régner</text:span> (algorithme de Strassen, section 4.4 des notes de cours). Vous ferez deux versions de ce dernier, avec et sans un seuil de récursivité déterminé expérimentalement par essai-erreur. Pour la version avec seuil de récursivité, les (sous-)exemplaires dont la taille est en deça de ce seuil ne seront plus résolus récursivement mais plutôt directement avec l’algorithme conventionnel. Assurez-vous que vos implantations sont correctes en comparant les résultats des trois algorithmes.</text:p>
      <text:p text:style-name="P2"/>
      <text:h text:style-name="Heading_20_1" text:outline-level="1">Jeu de données</text:h>
      <text:p text:style-name="P4">Vous trouverez sur le site Moodle du cours un générateur de matrices. Ce générateur prend comme paramètres sur la ligne de commande <text:span text:style-name="T1">N</text:span> (la taille de la matrice sera <text:s/>2<text:span text:style-name="T3">N</text:span> <text:span text:style-name="T4">× </text:span>2<text:span text:style-name="T3">N</text:span>), le nom du fichier de sortie (par exemple <text:span text:style-name="T1">ex_8.</text:span><text:span text:style-name="T1">1</text:span> pour une première matrice avec <text:span text:style-name="T1">N </text:span>= 8), et le germe du générateur de nombres aléatoires. Le fichier généré débute avec la valeur de <text:span text:style-name="T1">N</text:span> sur la première ligne et les lignes suivantes correspondent aux lignes de la matrice où chaque nombre est séparé par une tabulation. Voici un exemple pour <text:span text:style-name="T1">N</text:span> = 2 :</text:p>
      <text:p text:style-name="P4"/>
      <text:p text:style-name="P4">2</text:p>
      <text:p text:style-name="P4">1<text:tab/>3<text:tab/>2<text:tab/>1</text:p>
      <text:p text:style-name="P4">0<text:tab/>1<text:tab/>2<text:tab/>2</text:p>
      <text:p text:style-name="P4">3<text:tab/>3<text:tab/>3<text:tab/>1</text:p>
      <text:p text:style-name="P4">3<text:tab/>0<text:tab/>1<text:tab/>1</text:p>
      <text:p text:style-name="P4"/>
      <text:p text:style-name="P5"><text:span text:style-name="T2">Pour chaque valeur de </text:span><text:span text:style-name="T1">N</text:span><text:span text:style-name="T2">, générez cinq <text:s/>matrices que vous pourrez multiplier deux à deux, ce qui vous donnera dix exemplaires. Utilisez au moins cinq valeurs consécutives de </text:span><text:span text:style-name="T1">N</text:span><text:span text:style-name="T2"> pour votre analyse; ce choix pourra varier d'une équipe à l'autre selon la qualité de vos implémentations.</text:span></text:p>
      <text:h text:style-name="P21"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h text:style-name="P22" text:outline-level="3">Tests de puissance</text:h>
      <text:p text:style-name="P10">Pour chacun des algorithmes, appliquez le test de puissance et rapportez les graphiques ici.</text:p>
      <text:h text:style-name="Heading_20_3" text:outline-level="3">Test du rapport</text:h>
      <text:p text:style-name="P10">Pour chacun des algorithmes, appliquez le test du rapport et rapportez les graphiques ici.</text:p>
      <text:h text:style-name="Heading_20_3" text:outline-level="3">Test des constantes</text:h>
      <text:h text:style-name="P14" text:outline-level="1">Pour chacun des algorithmes, appliquez le test des constantes et rapportez les graphiques ici.</text:h>
      <text:h text:style-name="P14" text:outline-level="1"/>
      <text:h text:style-name="P14" text:outline-level="1"/>
      <text:h text:style-name="P15" text:outline-level="1">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 Le guide intitulé “guide bash” sur Moodle peut vous servir d’inspiration si vous voulez automatiser la génération de graphiques.</text:h>
      <text:h text:style-name="P21"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
      <text:h text:style-name="Heading_20_3" text:outline-level="3">Que pouvez-vous déduire du test de puissance?</text:h>
      <text:p text:style-name="Text_20_body"/>
      <text:h text:style-name="Heading_20_3" text:outline-level="3">Citez la consommation théorique du temps de calcul pour les algorithmes, en notation asymptotique.</text:h>
      <text:p text:style-name="P10">Nul besoin de faire une preuve, on demande seulement de citer.</text:p>
      <text:h text:style-name="Heading_20_3" text:outline-level="3">Que pouvez-vous déduire du test du rapport?</text:h>
      <text:p text:style-name="Text_20_body"/>
      <text:h text:style-name="Heading_20_3" text:outline-level="3">Que pouvez-vous déduire du test des constantes?</text:h>
      <text:p text:style-name="Text_20_body"/>
      <text:h text:style-name="Heading_20_3" text:outline-level="3">Discutez de l’impact du seuil de récursivité.</text:h>
      <text:p text:style-name="Text_20_body"/>
      <text:h text:style-name="Heading_20_3" text:outline-level="3">Suite à cette analyse, indiquez sous quelles conditions (taille d’exemplaire ou autre) vous utiliseriez chacun de ces algorithmes. Justifiez.</text:h>
      <text:p text:style-name="P10"/>
      <text:h text:style-name="P21"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 :</text:p>
      <text:p text:style-name="Standard"><text:tab/>tp.sh -a [conv | strassen | strassenSeuil] -e [path_vers_exemplaire_1 path_vers_exemplaire_2]</text:p>
      <text:p text:style-name="Standard"/>
      <text:p text:style-name="Standard">Arguments optionnels :</text:p>
      <text:p text:style-name="Standard"><text:tab/>-p <text:tab/>affiche la matrice résultat dans le format des exemplaires, sans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P12"/>
      <text:h text:style-name="Heading_20_3" text:outline-level="3">Pénalités</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854193651019539183" text:style-name="L2">
        <text:list-item>
          <text:p text:style-name="P16">Retard : -1 pt / journée de retard, arrondi vers le haut. Les TPs ne sont plus acceptés après 3 jours.</text:p>
        </text:list-item>
        <text:list-item>
          <text:p text:style-name="P16">Autres : Le correcteur peut attribuer d’autres pénalités (par exemple si les exécutables sont manquants, fichier <text:span text:style-name="T1">emails.txt</text:span><text:span text:style-name="T2"> manquant, etc.</text:span>)</text:p>
        </text:list-item>
      </text:list>
      <text:h text:style-name="P21" text:outline-level="1">Fichiers fournis</text:h>
      <text:p text:style-name="P11">Outre le présent rapport que vous devez compléter, les autres fichiers fournis sont les suivants :</text:p>
      <text:h text:style-name="P22" text:outline-level="3">generer_exemplaire.py</text:h>
      <text:p text:style-name="P11">Ce script prend en entrée <text:span text:style-name="T1">N</text:span><text:span text:style-name="T2">, un nom de fichier de sortie, et un germe, et génère</text:span> un exemplaire (une matrice).</text:p>
      <text:h text:style-name="P22" text:outline-level="3">generer_serie.sh</text:h>
      <text:p text:style-name="P11">Ce script prend en entrée un <text:span text:style-name="T1">N</text:span><text:span text:style-name="T2"> de départ, </text:span><text:span text:style-name="T2">un nombre de</text:span><text:span text:style-name="T1"> N</text:span><text:span text:style-name="T2">,</text:span><text:span text:style-name="T1"> </text:span><text:span text:style-name="T2">et un germe, et génère une série d’exemplaires suivant les </text:span><text:span text:style-name="T2">consignes</text:span><text:span text:style-name="T2"> du TP (cinq matrices par taille d’exemplaire pour </text:span><text:span text:style-name="T2">un nombre donné de</text:span><text:span text:style-name="T2"> </text:span><text:span text:style-name="T1">N </text:span><text:span text:style-name="T2">consécutifs, commençant avec le </text:span><text:span text:style-name="T1">N </text:span><text:span text:style-name="T2">de départ).</text:span></text:p>
      <text:h text:style-name="P22" text:outline-level="3">Le répertoire “<text:span text:style-name="T1">exemple”</text:span></text:h>
      <text:p text:style-name="P11"><text:span text:style-name="T2">Ce répertoire est </text:span><text:span text:style-name="T5">fourni à titre d’exemple</text:span><text:span text:style-name="T2"> et vous êtes libres de vous en servir, de le modifier, ou </text:span><text:span text:style-name="T2">de vous en inspirer. </text:span><text:span text:style-name="T2">Il inclut un </text:span><text:span text:style-name="T2">script</text:span><text:span text:style-name="T2"> </text:span><text:span text:style-name="T1">tp.sh</text:span><text:span text:style-name="T2"> fonctionnel </text:span><text:span text:style-name="T2">ainsi que le script </text:span><text:span text:style-name="T1">autotests.sh</text:span><text:span text:style-name="T2"> automatisant les tests sur plusieurs exemplaires </text:span><text:span text:style-name="T2">(notez qu’il s’agit d’exemplaires et d’implémentations bidon pour les besoins de l’exemple)</text:span><text:span text:style-name="T2">.</text:span></text:p>
      <text:p text:style-name="P17"/>
      <text:h text:style-name="Heading_20_1" text:outline-level="1">Notes techniques</text:h>
      <text:list xml:id="list1646070836853755221" text:style-name="L3">
        <text:list-item>
          <text:p text:style-name="P19">La commande <text:span text:style-name="T1">chmod +x mon_script.sh</text:span><text:span text:style-name="T2"> rendra le script </text:span><text:span text:style-name="T1">mon_script.sh</text:span><text:span text:style-name="T2"> exécutable. Pour l’exécuter il s’agira de faire </text:span><text:span text:style-name="T1">./mon_script.sh</text:span></text:p>
        </text:list-item>
        <text:list-item>
          <text:p text:style-name="P18">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Z003" svg:font-family="Z003"/>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100%"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100%"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9-11T11:28:55</dc:date>
    <meta:editing-duration>PT17H59M2S</meta:editing-duration>
    <meta:editing-cycles>54</meta:editing-cycles>
    <meta:generator>OpenOffice/4.0.0$Unix OpenOffice.org_project/400m3$Build-9702</meta:generator>
    <meta:document-statistic meta:table-count="7" meta:image-count="0" meta:object-count="0" meta:page-count="6" meta:paragraph-count="82" meta:word-count="1102" meta:character-count="6800"/>
    <dc:creator>Gilles Pesant</dc:creator>
  </office:meta>
</office:document-meta>
</file>